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2437" officeooo:paragraph-rsid="00082437"/>
    </style:style>
    <style:style style:name="P2" style:family="paragraph" style:parent-style-name="Standard">
      <style:text-properties style:font-name="Arial1" fo:font-size="16pt" officeooo:rsid="00082437" officeooo:paragraph-rsid="00082437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Arial1" fo:font-size="15pt" officeooo:rsid="00082437" officeooo:paragraph-rsid="00082437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officeooo:rsid="00082437" officeooo:paragraph-rsid="00082437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officeooo:rsid="00082437" officeooo:paragraph-rsid="00090896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officeooo:rsid="00090896" officeooo:paragraph-rsid="0009089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officeooo:rsid="00090896" officeooo:paragraph-rsid="000adae5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3pt" officeooo:rsid="000ad737" officeooo:paragraph-rsid="000ad737" style:font-size-asian="13pt" style:font-size-complex="13pt"/>
    </style:style>
    <style:style style:name="P9" style:family="paragraph" style:parent-style-name="Standard">
      <style:paragraph-properties fo:text-align="end" style:justify-single-word="false"/>
      <style:text-properties style:font-name="Arial1" fo:font-size="13pt" officeooo:rsid="000ad737" officeooo:paragraph-rsid="000ad737" style:font-size-asian="13pt" style:font-size-complex="13pt"/>
    </style:style>
    <style:style style:name="P10" style:family="paragraph" style:parent-style-name="Standard">
      <style:paragraph-properties fo:text-align="end" style:justify-single-word="false"/>
      <style:text-properties style:font-name="Arial1" fo:font-size="14pt" officeooo:rsid="00082437" officeooo:paragraph-rsid="00082437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4pt" officeooo:rsid="00082437" officeooo:paragraph-rsid="00082437" style:font-size-asian="14pt" style:font-size-complex="14pt"/>
    </style:style>
    <style:style style:name="T1" style:family="text">
      <style:text-properties style:font-name="Arial1" fo:font-size="14pt" style:font-size-asian="14pt" style:font-size-complex="14pt"/>
    </style:style>
    <style:style style:name="T2" style:family="text">
      <style:text-properties style:font-name="Arial1" fo:font-size="14pt" officeooo:rsid="000d6002" style:font-size-asian="14pt" style:font-size-complex="14pt"/>
    </style:style>
    <style:style style:name="T3" style:family="text">
      <style:text-properties style:font-name="Arial1" fo:font-size="14pt" officeooo:rsid="000e34aa" style:font-size-asian="14pt" style:font-size-complex="14pt"/>
    </style:style>
    <style:style style:name="T4" style:family="text">
      <style:text-properties officeooo:rsid="00090896"/>
    </style:style>
    <style:style style:name="T5" style:family="text">
      <style:text-properties officeooo:rsid="00095b85"/>
    </style:style>
    <style:style style:name="T6" style:family="text">
      <style:text-properties officeooo:rsid="000adae5"/>
    </style:style>
    <style:style style:name="T7" style:family="text">
      <style:text-properties officeooo:rsid="000b8103"/>
    </style:style>
    <style:style style:name="T8" style:family="text">
      <style:text-properties officeooo:rsid="000cbd12"/>
    </style:style>
    <style:style style:name="T9" style:family="text">
      <style:text-properties officeooo:rsid="000da18f"/>
    </style:style>
    <style:style style:name="T10" style:family="text">
      <style:text-properties officeooo:rsid="000e3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dil K<text:span text:style-name="T7">ARDAL</text:span><text:tab/><text:tab/> <text:s/><text:tab/><text:tab/><text:tab/><text:tab/></text:p>
      <text:p text:style-name="P11">405 Rue du Pas du Loup<text:tab/><text:tab/><text:tab/><text:tab/><text:tab/><text:span text:style-name="T10">TAM</text:span></text:p>
      <text:p text:style-name="P11">34070 Montpellier<text:tab/><text:tab/><text:tab/><text:tab/><text:tab/><text:tab/><text:span text:style-name="T10">125 Rue Léon Trotski</text:span></text:p>
      <text:p text:style-name="P1"><text:a xlink:type="simple" xlink:href="mailto:Adil.kardal@gmail.com" text:style-name="Internet_20_link" text:visited-style-name="Visited_20_Internet_20_Link"><text:span text:style-name="T1">Adil.kardal@gmail.com</text:span></text:a><text:span text:style-name="T1"><text:tab/><text:tab/><text:tab/><text:tab/><text:tab/></text:span><text:span text:style-name="T2">340</text:span><text:span text:style-name="T3">7</text:span><text:span text:style-name="T2">0 Montpellier</text:span></text:p>
      <text:p text:style-name="P11">06 69 96 49 47</text:p>
      <text:p text:style-name="P2"/>
      <text:p text:style-name="P10">Le <text:span text:style-name="T8">23</text:span> <text:span text:style-name="T8">Novembre</text:span> 2022 à Montpellier</text:p>
      <text:p text:style-name="P3"/>
      <text:p text:style-name="P3"/>
      <text:p text:style-name="P4">Objet : Candidature au poste de Stage Développeur Web </text:p>
      <text:p text:style-name="P4"/>
      <text:p text:style-name="P4"/>
      <text:p text:style-name="P4"/>
      <text:p text:style-name="P4">Bonjour <text:span text:style-name="T9">Madame</text:span>, <text:span text:style-name="T9">Monsieur,</text:span></text:p>
      <text:p text:style-name="P4"/>
      <text:p text:style-name="P4"/>
      <text:p text:style-name="P4"><text:span text:style-name="T9">Je me permet de vous contacter afin de vous transmettre ma candidature</text:span> de Développeur Web en stage, je souhaite postuler <text:span text:style-name="T4">en tant que stagiaire du </text:span><text:span text:style-name="T5">27 février</text:span><text:span text:style-name="T4"> au </text:span><text:span text:style-name="T5">21 avril 202</text:span><text:span text:style-name="T7">3</text:span><text:span text:style-name="T4"> afin d’intégrer votre équipe.</text:span></text:p>
      <text:p text:style-name="P4"/>
      <text:p text:style-name="P4"/>
      <text:p text:style-name="P4"><text:span text:style-name="T4">Préparant a</text:span>ctuellement <text:span text:style-name="T4">mon titre professionnel en tant que développeur web </text:span>à l’ADRAR Montpellier, <text:s/><text:span text:style-name="T4">j’ai débuté en autodidacte pour me familiariser avec les bases du cod</text:span><text:span text:style-name="T6">e, Et aujourd’hui, j’étudie</text:span><text:span text:style-name="T5"> HTML, CSS, Bootstrap,</text:span><text:span text:style-name="T6">UML, SQL</text:span><text:span text:style-name="T5"> ou encore JavaScript.</text:span><text:span text:style-name="T4"> J’ai par le passé effectué un bac pro comptabilité puis travaillé en tant qu’agent aéroportuaire ambulancier,et livreur.</text:span></text:p>
      <text:p text:style-name="P4"/>
      <text:p text:style-name="P4"/>
      <text:p text:style-name="P7">Je <text:span text:style-name="T5">voudrais intégrer</text:span> une entreprise avec une bonne cohésion d’équipe <text:span text:style-name="T6">qui me partagera ses connaissance et avec qui je pourrai grandir professionnellement,</text:span></text:p>
      <text:p text:style-name="P7"/>
      <text:p text:style-name="P6"/>
      <text:p text:style-name="P8">Travailleur et ambitieux, je sais faire preuve d’autonomie, de logique et de bon sens. <text:span text:style-name="T6">Avec mon entourage personnel et professionnel, je suis avenant (bon communicant), solidaire (je partage mes connaissance</text:span><text:span text:style-name="T7">s</text:span><text:span text:style-name="T6"> et fais avancer le groupe) et curieux (je cherche toujours à enrichir mes compétences).</text:span></text:p>
      <text:p text:style-name="P8"/>
      <text:p text:style-name="P8"/>
      <text:p text:style-name="P8">Je <text:span text:style-name="T7">vous prie d’agréer mes respectueuses salutations.</text:span></text:p>
      <text:p text:style-name="P8"/>
      <text:p text:style-name="P8"/>
      <text:p text:style-name="P8"/>
      <text:p text:style-name="P8"/>
      <text:p text:style-name="P8"/>
      <text:p text:style-name="P9"><text:span text:style-name="T7">Adil </text:span>KARDAL 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3:47:50.620000000</meta:creation-date>
    <dc:date>2022-12-19T09:14:21.019000000</dc:date>
    <meta:editing-duration>PT35M29S</meta:editing-duration>
    <meta:editing-cycles>7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4" meta:word-count="203" meta:character-count="1346" meta:non-whitespace-character-count="1133"/>
  </office:meta>
</office:document-meta>
</file>